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office:automatic-styles>
  <office:body>
    <office:text text:use-soft-page-breaks="true">
      <text:p text:style-name="P1"><text:span text:style-name="T2">STUDENT:<text:s/></text:span>Good morning<text:s/></text:p>
      <text:p text:style-name="Normal"><text:span text:style-name="T3">TEACHER:<text:s/></text:span>Good morning, welcome to hotel Artemis London how can I help you?</text:p>
      <text:p text:style-name="Normal"><text:span text:style-name="T4">STUDENT:<text:s/></text:span>Ehm.. could you could you like could …reserve a room is two night.</text:p>
      <text:p text:style-name="Normal"><text:span text:style-name="T5">TEACHER:<text:s/></text:span>Would you like to. reserve a room for two<text:s/>nights?</text:p>
      <text:p text:style-name="Normal"><text:span text:style-name="T6">STUDENT:<text:s/></text:span>Yes.</text:p>
      <text:p text:style-name="Normal"><text:span text:style-name="T7">TEACHER:<text:s/></text:span>Okay yes let me check… yes, we have availability!<text:line-break/><text:s/>would you prefer a single or a double room?</text:p>
      <text:p text:style-name="Normal"><text:span text:style-name="T8">STUDENT:<text:s/></text:span>double room, please.</text:p>
      <text:p text:style-name="Normal"><text:span text:style-name="T9">TEACHER:<text:s/></text:span>okay yes, a double room okay would you prefer like a room on a higher floor or on the ground floor.</text:p>
      <text:p text:style-name="Normal"><text:span text:style-name="T10">STUDENT:<text:s/></text:span>Indifferent.</text:p>
      <text:p text:style-name="Normal"><text:span text:style-name="T11">TEACHER:<text:s/></text:span>Okay so…on the second floor, is that okay with you?<text:s/></text:p>
      <text:p text:style-name="Normal"><text:span text:style-name="T12">STUDENT:<text:s/></text:span>repeat please.<text:s/></text:p>
      <text:p text:style-name="Normal"><text:span text:style-name="T13">TEACHER:<text:s/></text:span>on the second floor is okay?</text:p>
      <text:p text:style-name="Normal"><text:span text:style-name="T14">STUDENT:<text:s/></text:span>Is ok</text:p>
      <text:p text:style-name="Normal"><text:span text:style-name="T15">TEACHER:<text:s/></text:span>So, room 201. Could I please have your ID card and your name?</text:p>
      <text:p text:style-name="Normal"><text:span text:style-name="T16">STUDENT:<text:s/></text:span>Ok,<text:s/>[***NAME***]<text:s/>my name.</text:p>
      <text:p text:style-name="Normal"><text:span text:style-name="T17">TEACHER:<text:s/></text:span>Ok, here we are. So, ok, two nights here at Hotel Artemis.<text:s/></text:p>
      <text:p text:style-name="Normal"><text:span text:style-name="T18">STUDENT:<text:s/></text:span>Ok.</text:p>
      <text:p text:style-name="Normal"><text:span text:style-name="T19">TEACHER:<text:s/></text:span>Here we are. So, you are ready.<text:s/><text:line-break/>Is there anything else I can help you with?</text:p>
      <text:p text:style-name="Normal"><text:span text:style-name="T20">STUDENT:<text:s/></text:span>Yes, can I... can I….Facilities….?</text:p>
      <text:p text:style-name="Normal"><text:span text:style-name="T21">TEACHER:<text:s/></text:span>Would you like to know what facilities do we have?<text:s/></text:p>
      <text:p text:style-name="Normal"><text:span text:style-name="T22">STUDENT:<text:s/></text:span>Yes.<text:s/></text:p>
      <text:p text:style-name="Normal"><text:span text:style-name="T23">TEACHER:<text:s/></text:span>Ok. We have different services, like for example, our dinner is included with your reservation.<text:s/></text:p>
      <text:p text:style-name="Normal"><text:span text:style-name="T24">STUDENT:<text:s/></text:span>Ok.</text:p>
      <text:p text:style-name="Normal"><text:span text:style-name="T25">TEACHER:<text:s/></text:span>And We have a fitness room and spa, a swimming pool, a luggage store, a rooftop bar and airport shuttle and taxi booking, if you ask in advance. We also organize day trips outside London.</text:p>
      <text:soft-page-break/>
      <text:p text:style-name="Normal"><text:span text:style-name="T26">STUDENT:<text:s/></text:span>Repeat, please?</text:p>
      <text:p text:style-name="Normal"><text:span text:style-name="T27">TEACHER:<text:s/></text:span>Yes, what would you like me to repeat? All the services?<text:s/></text:p>
      <text:p text:style-name="Normal"><text:span text:style-name="T28">STUDENT:<text:s/></text:span>No, no, the last<text:s/></text:p>
      <text:p text:style-name="Normal"><text:span text:style-name="T29">TEACHER:<text:s/></text:span>Ah, yes, that we also organize day trips outside London, like for example the Oxford tour or the Harry Potter's tour.</text:p>
      <text:p text:style-name="Normal"><text:span text:style-name="T30">STUDENT:<text:s/></text:span>Okay. And how much Harry Potter's tour?<text:s/></text:p>
      <text:p text:style-name="Normal"><text:span text:style-name="T31">TEACHER:<text:s/></text:span>Give me one second. Harry Potter's tour lasts 2.5 hours and the<text:s/>price is 32 pounds, per person.</text:p>
      <text:p text:style-name="Normal"><text:span text:style-name="T32">STUDENT:<text:s/></text:span>Is possible a reservation two….For two people?</text:p>
      <text:p text:style-name="Normal"><text:span text:style-name="T33">TEACHER:<text:s/></text:span>Of course, of course. And when would you like to leave? Today? Tomorrow?<text:s/></text:p>
      <text:p text:style-name="Normal"><text:span text:style-name="T34">STUDENT:<text:s/></text:span>Tomorrow.</text:p>
      <text:p text:style-name="Normal"><text:span text:style-name="T35">TEACHER:<text:s/></text:span>What time do you prefer? In the morning….</text:p>
      <text:p text:style-name="Normal"><text:span text:style-name="T36">STUDENT:<text:s/></text:span>In the morning, 9 o'clock.</text:p>
      <text:p text:style-name="Normal"><text:span text:style-name="T37">TEACHER:<text:s/></text:span>9 o'clock, let me check, because the first trip is about, around 10. Is that okay with you?<text:s/></text:p>
      <text:p text:style-name="Normal"><text:span text:style-name="T38">STUDENT:<text:s/></text:span>Ok, ok</text:p>
      <text:p text:style-name="Normal"><text:span text:style-name="T39">TEACHER:<text:s/></text:span>Let me check if there's availability. Yes, there is. You have a reservation tomorrow at 10 for two people.</text:p>
      <text:p text:style-name="Normal"><text:span text:style-name="T40">STUDENT:<text:s/></text:span>Okay. Pay now? Pay later?<text:s/></text:p>
      <text:p text:style-name="Normal"><text:span text:style-name="T41">TEACHER:<text:s/></text:span>You can pay tomorrow, because there is a guide. You can pay the guide tomorrow, directly.</text:p>
      <text:p text:style-name="Normal"><text:span text:style-name="T42">STUDENT:<text:s/></text:span>Is possible to pay by card?</text:p>
      <text:p text:style-name="Normal"><text:span text:style-name="T43">TEACHER:<text:s/></text:span>It is. Yes, it is.<text:s/></text:p>
      <text:p text:style-name="Normal"><text:span text:style-name="T44">STUDENT:<text:s/></text:span>Thank you. And today is a possible visit nearby the hotel?</text:p>
      <text:p text:style-name="Normal"><text:span text:style-name="T45">TEACHER:<text:s/></text:span>Yes, there are some attractions nearby the hotel, like for example the St. Paul's Cathedral, Millennium Bridge, London Eye or Thames River, which are very famous, and you can get there very easily. Do you want me to tell you how to? how get there?</text:p>
      <text:p text:style-name="Normal"><text:span text:style-name="T46">STUDENT:<text:s/></text:span>Is possible cruise on the Thames River.<text:s/></text:p>
      <text:p text:style-name="Normal"><text:span text:style-name="T47">TEACHER:<text:s/></text:span>I don't know. We don't have this service, but I can check on the internet where you can do it.</text:p>
      <text:soft-page-break/>
      <text:p text:style-name="Normal"><text:span text:style-name="T48">STUDENT:<text:s/></text:span>Ah ok</text:p>
      <text:p text:style-name="Normal"><text:span text:style-name="T49">TEACHER:<text:s/></text:span>For example, let me check. You can do it, yes, you can go<text:s/>there. I can tell you how to get there and then there is a service of cruise on the river.<text:s/></text:p>
      <text:p text:style-name="Normal"><text:span text:style-name="T50">STUDENT:<text:s/></text:span>Ok.</text:p>
      <text:p text:style-name="Normal"><text:span text:style-name="T51">STUDENT:<text:s/></text:span>Can you tell me time the check-out and the dinner?<text:s/></text:p>
      <text:p text:style-name="Normal"><text:span text:style-name="T52">TEACHER:<text:s/></text:span>Check-out is at 11 in the morning and late check-out is available if you want … to postpone your check-out.<text:s/><text:line-break/>And dinner is served from 7 to 10 p.m. In our main restaurant that is, over there.</text:p>
      <text:p text:style-name="Normal"><text:span text:style-name="T53">STUDENT:<text:s/></text:span>Okay. Dinner is a buffet?<text:s/></text:p>
      <text:p text:style-name="Normal"><text:span text:style-name="T54">TEACHER:<text:s/></text:span>It is. It is.<text:s/></text:p>
      <text:p text:style-name="Normal"><text:span text:style-name="T55">STUDENT:<text:s/></text:span>Or, or….</text:p>
      <text:p text:style-name="Normal"><text:span text:style-name="T56">TEACHER:<text:s/></text:span>With menu you mean? No, without menu. It's just a buffet. You can help yourself.<text:s/></text:p>
      <text:p text:style-name="Normal"><text:span text:style-name="T57">STUDENT:<text:s/></text:span>Ah, ok, thank you.<text:s/></text:p>
      <text:p text:style-name="Normal"><text:span text:style-name="T58">TEACHER:<text:s/></text:span>And it's included, eh.<text:s/></text:p>
      <text:p text:style-name="Normal"><text:span text:style-name="T59">STUDENT:<text:s/></text:span>Okay. Thank you. Okay.</text:p>
      <text:p text:style-name="Normal"><text:span text:style-name="T60">TEACHER:<text:s/></text:span>Is there anything else I can help you with?<text:s/></text:p>
      <text:p text:style-name="Normal"><text:span text:style-name="T61">STUDENT:<text:s/></text:span>No, it's okay.</text:p>
      <text:p text:style-name="Normal"><text:span text:style-name="T62">TEACHER:<text:s/></text:span><text:s/>Would you like to know... Like for example if<text:s/>you want, our... Our swimming pool is free 24 hours a day, so you can go there. There is no extra money to pay, but if you need the towel or the slippers, then you have to pay 10 extra pounds.<text:s/></text:p>
      <text:p text:style-name="Normal"><text:span text:style-name="T63">STUDENT:<text:s/></text:span>Okay.</text:p>
      <text:p text:style-name="Normal"><text:span text:style-name="T64">TEACHER:<text:s/></text:span>Okay?</text:p>
      <text:p text:style-name="Normal"><text:span text:style-name="T65">STUDENT:<text:s/></text:span>And can you tell me password Wi-Fi?</text:p>
      <text:p text:style-name="Normal"><text:span text:style-name="T66">TEACHER: <text:s/></text:span>Yes. Here it is. Here is your brochure with all our services, and on the back, there is the QR code with the Wi-Fi. Can you see it?<text:s/></text:p>
      <text:p text:style-name="Normal"><text:span text:style-name="T67">STUDENT:<text:s/></text:span>Yes.<text:s/></text:p>
      <text:p text:style-name="Normal"><text:span text:style-name="T68">STUDENT:<text:s/></text:span>Okay. And the possible reservation, taxi booking, is possible taxi booking for checkout?</text:p>
      <text:p text:style-name="Normal"><text:span text:style-name="T69">TEACHER: <text:s/></text:span>Okay. Do you mean to go to the airport?<text:s/></text:p>
      <text:p text:style-name="Normal"><text:span text:style-name="T70">STUDENT:<text:s/></text:span>Yes, airport.<text:s/></text:p>
      <text:soft-page-break/>
      <text:p text:style-name="Normal"><text:span text:style-name="T71">TEACHER: <text:s/></text:span>What time is your flight to go back? Where are you from?<text:s/></text:p>
      <text:p text:style-name="Normal"><text:span text:style-name="T72">STUDENT:<text:s/></text:span>Italy, Rome.</text:p>
      <text:p text:style-name="Normal"><text:span text:style-name="T73">TEACHER: <text:s/></text:span>Oh, so your flight back to Rome, you mean.<text:s/></text:p>
      <text:p text:style-name="Normal"><text:span text:style-name="T74">STUDENT:<text:s/></text:span>Yes.<text:s/></text:p>
      <text:p text:style-name="Normal"><text:span text:style-name="T75">TEACHER:<text:s/></text:span>What time is your flight?</text:p>
      <text:p text:style-name="Normal"><text:span text:style-name="T76">STUDENT:<text:s/></text:span>14.</text:p>
      <text:p text:style-name="Normal"><text:span text:style-name="T77">TEACHER: <text:s/></text:span>At 2?<text:s/></text:p>
      <text:p text:style-name="Normal"><text:span text:style-name="T78">STUDENT:<text:s/></text:span>Yes<text:s/></text:p>
      <text:p text:style-name="Normal"><text:span text:style-name="T79">TEACHER: <text:s/></text:span>Ok, so if you want, we can organize a transfer at 12 am.<text:s/></text:p>
      <text:p text:style-name="Normal"><text:span text:style-name="T80">STUDENT:<text:s/></text:span>Mhhm, Yes.</text:p>
      <text:p text:style-name="Normal"><text:span text:style-name="T81">TEACHER:<text:s/></text:span>Ok, so at 12 you can arrive at the airport at 1 and you have 1 hour, what do you<text:s/>think? Do you think is it better earlier?<text:s/></text:p>
      <text:p text:style-name="Normal"><text:span text:style-name="T82">STUDENT:<text:s/></text:span>Better earlier<text:s/></text:p>
      <text:p text:style-name="Normal"><text:span text:style-name="T83">TEACHER: <text:s/></text:span>So, at 11? 11 in the morning?<text:s/></text:p>
      <text:p text:style-name="Normal"><text:span text:style-name="T84">STUDENT:<text:s/></text:span>Yes<text:s/></text:p>
      <text:p text:style-name="Normal"><text:span text:style-name="T85">TEACHER: <text:s/></text:span>Ok, 11 in the morning Here we are, so everything is settled, you have your room, you have your booking for tomorrow at the Harry Potter tour for 2 people at 11</text:p>
      <text:p text:style-name="Normal"><text:span text:style-name="T86">STUDENT:<text:s/></text:span>Ok</text:p>
      <text:p text:style-name="Normal"><text:span text:style-name="T87">TEACHER: <text:s/></text:span><text:s/>And then you have your transfer on the following day at 11 again.</text:p>
      <text:p text:style-name="Normal"><text:span text:style-name="T88">STUDENT:<text:s/></text:span>Ok</text:p>
      <text:p text:style-name="Normal"><text:span text:style-name="T89">TEACHER: <text:s/></text:span><text:s/>Is that ok?<text:s/></text:p>
      <text:p text:style-name="Normal"><text:span text:style-name="T90">STUDENT:<text:s/></text:span>Ok<text:s/></text:p>
      <text:p text:style-name="Normal"><text:span text:style-name="T91">TEACHER:<text:s/></text:span>Ok, so I hope you’ll enjoy your stay here, at the hotel</text:p>
      <text:p text:style-name="Normal"><text:span text:style-name="T92">STUDENT:<text:s/></text:span>Okay</text:p>
      <text:p text:style-name="Normal"><text:span text:style-name="T93">TEACHER: <text:s/></text:span>and thank you very much</text:p>
      <text:p text:style-name="Normal"><text:span text:style-name="T94">STUDENT:<text:s/></text:span>thank you, thank you very much bye-bye</text:p>
      <text:p text:style-name="Normal"><text:span text:style-name="T95">TEACHER: <text:s/></text:span><text:s/>see you next time… I mean, see you around as you’ll sleep here tonight! bye-by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9T08:50:00Z</meta:creation-date>
    <dc:date>2025-12-24T11:05:00Z</dc:date>
    <meta:template xlink:href="Normal" xlink:type="simple"/>
    <meta:editing-cycles>2</meta:editing-cycles>
    <meta:editing-duration>PT5640S</meta:editing-duration>
    <meta:document-statistic meta:page-count="4" meta:paragraph-count="10" meta:word-count="816" meta:character-count="5458" meta:row-count="38" meta:non-whitespace-character-count="4652"/>
  </office:meta>
</office:document-meta>
</file>